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4ef69" officeooo:paragraph-rsid="0004ef69"/>
    </style:style>
    <style:style style:name="P2" style:family="paragraph" style:parent-style-name="Standard">
      <style:text-properties fo:font-weight="bold" officeooo:rsid="0004ef69" officeooo:paragraph-rsid="0004ef69" style:font-weight-asian="bold" style:font-weight-complex="bold"/>
    </style:style>
    <style:style style:name="P3" style:family="paragraph" style:parent-style-name="Standard">
      <style:text-properties fo:font-weight="bold" officeooo:rsid="0005141a" officeooo:paragraph-rsid="0005141a" style:font-weight-asian="bold" style:font-weight-complex="bold"/>
    </style:style>
    <style:style style:name="P4" style:family="paragraph" style:parent-style-name="Standard">
      <style:text-properties fo:font-weight="bold" officeooo:rsid="0005ea43" officeooo:paragraph-rsid="0005ea43" style:font-weight-asian="bold" style:font-weight-complex="bold"/>
    </style:style>
    <style:style style:name="P5" style:family="paragraph" style:parent-style-name="Standard">
      <style:text-properties fo:font-weight="bold" officeooo:rsid="0008645e" officeooo:paragraph-rsid="000c7be7" style:font-weight-asian="bold" style:font-weight-complex="bold"/>
    </style:style>
    <style:style style:name="P6" style:family="paragraph" style:parent-style-name="Standard">
      <style:text-properties fo:font-weight="bold" officeooo:rsid="000c7be7" officeooo:paragraph-rsid="000c7be7" style:font-weight-asian="bold" style:font-weight-complex="bold"/>
    </style:style>
    <style:style style:name="P7" style:family="paragraph" style:parent-style-name="Standard">
      <style:text-properties fo:font-weight="bold" officeooo:rsid="000e1d61" officeooo:paragraph-rsid="000e1d61" style:font-weight-asian="bold" style:font-weight-complex="bold"/>
    </style:style>
    <style:style style:name="P8" style:family="paragraph" style:parent-style-name="Standard">
      <style:text-properties fo:font-weight="normal" officeooo:rsid="0004ef69" officeooo:paragraph-rsid="0004ef69"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05141a" officeooo:paragraph-rsid="0005141a"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8645e" officeooo:paragraph-rsid="0008645e" style:font-weight-asian="bold" style:font-weight-complex="bold"/>
    </style:style>
    <style:style style:name="P11" style:family="paragraph" style:parent-style-name="Standard">
      <style:text-properties officeooo:paragraph-rsid="00122f3f"/>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officeooo:paragraph-rsid="000a4c70"/>
    </style:style>
    <style:style style:name="P14" style:family="paragraph" style:parent-style-name="Standard" style:list-style-name="L1">
      <style:text-properties fo:font-weight="bold" officeooo:rsid="0004ef69" officeooo:paragraph-rsid="0004ef69" style:font-weight-asian="bold" style:font-weight-complex="bold"/>
    </style:style>
    <style:style style:name="P15" style:family="paragraph" style:parent-style-name="Standard" style:list-style-name="L1">
      <style:text-properties fo:font-weight="normal" officeooo:rsid="0004ef69" officeooo:paragraph-rsid="0004ef69" style:font-weight-asian="normal" style:font-weight-complex="normal"/>
    </style:style>
    <style:style style:name="P16" style:family="paragraph" style:parent-style-name="Standard">
      <style:text-properties fo:font-weight="normal" officeooo:rsid="0004ef69" officeooo:paragraph-rsid="0004ef69" style:font-weight-asian="normal" style:font-weight-complex="normal"/>
    </style:style>
    <style:style style:name="P17" style:family="paragraph" style:parent-style-name="Standard" style:list-style-name="L2">
      <style:text-properties fo:font-weight="normal" officeooo:rsid="0004ef69" officeooo:paragraph-rsid="0004ef69" style:font-weight-asian="normal" style:font-weight-complex="normal"/>
    </style:style>
    <style:style style:name="P18" style:family="paragraph" style:parent-style-name="Standard" style:list-style-name="L3">
      <style:text-properties fo:font-weight="normal" officeooo:rsid="0004ef69" officeooo:paragraph-rsid="0004ef69" style:font-weight-asian="normal" style:font-weight-complex="normal"/>
    </style:style>
    <style:style style:name="P19" style:family="paragraph" style:parent-style-name="Standard">
      <style:text-properties fo:font-weight="normal" officeooo:rsid="0005141a" officeooo:paragraph-rsid="0005141a" style:font-weight-asian="normal" style:font-weight-complex="normal"/>
    </style:style>
    <style:style style:name="P20" style:family="paragraph" style:parent-style-name="Standard">
      <style:text-properties fo:font-weight="normal" officeooo:rsid="0005ea43" officeooo:paragraph-rsid="0005ea43" style:font-weight-asian="normal" style:font-weight-complex="normal"/>
    </style:style>
    <style:style style:name="P21" style:family="paragraph" style:parent-style-name="Standard">
      <style:text-properties fo:font-weight="normal" officeooo:rsid="00074d91" officeooo:paragraph-rsid="0005ea43" style:font-weight-asian="normal" style:font-weight-complex="normal"/>
    </style:style>
    <style:style style:name="P22" style:family="paragraph" style:parent-style-name="Standard">
      <style:text-properties fo:font-weight="normal" officeooo:rsid="0008645e" officeooo:paragraph-rsid="0008645e" style:font-weight-asian="normal" style:font-weight-complex="normal"/>
    </style:style>
    <style:style style:name="P23" style:family="paragraph" style:parent-style-name="Standard">
      <style:text-properties fo:font-weight="normal" officeooo:rsid="000e1d61" officeooo:paragraph-rsid="000e1d61" style:font-weight-asian="normal" style:font-weight-complex="normal"/>
    </style:style>
    <style:style style:name="P24" style:family="paragraph" style:parent-style-name="Standard">
      <style:text-properties fo:font-weight="normal" officeooo:rsid="001121d7" officeooo:paragraph-rsid="001121d7" style:font-weight-asian="normal" style:font-weight-complex="normal"/>
    </style:style>
    <style:style style:name="P25" style:family="paragraph" style:parent-style-name="Standard">
      <style:text-properties fo:font-weight="normal" officeooo:rsid="0011e10b" officeooo:paragraph-rsid="0011e10b" style:font-weight-asian="normal" style:font-weight-complex="normal"/>
    </style:style>
    <style:style style:name="P26" style:family="paragraph" style:parent-style-name="Standard">
      <style:text-properties fo:font-weight="normal" officeooo:rsid="00122f3f" officeooo:paragraph-rsid="00122f3f" style:font-weight-asian="normal" style:font-weight-complex="normal"/>
    </style:style>
    <style:style style:name="P27" style:family="paragraph" style:parent-style-name="Standard">
      <style:text-properties fo:font-weight="normal" officeooo:rsid="0012ccfb" officeooo:paragraph-rsid="0012ccfb" style:font-weight-asian="normal" style:font-weight-complex="normal"/>
    </style:style>
    <style:style style:name="P28" style:family="paragraph" style:parent-style-name="Standard">
      <style:text-properties fo:font-weight="normal" officeooo:rsid="00153b8b" officeooo:paragraph-rsid="00153b8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4d91" style:font-weight-asian="normal" style:font-weight-complex="normal"/>
    </style:style>
    <style:style style:name="T3" style:family="text">
      <style:text-properties fo:font-weight="normal" officeooo:rsid="000f4b10" style:font-weight-asian="normal" style:font-weight-complex="normal"/>
    </style:style>
    <style:style style:name="T4" style:family="text">
      <style:text-properties fo:font-weight="normal" officeooo:rsid="00122f3f" style:font-weight-asian="normal" style:font-weight-complex="normal"/>
    </style:style>
    <style:style style:name="T5" style:family="text">
      <style:text-properties officeooo:rsid="00074d91"/>
    </style:style>
    <style:style style:name="T6" style:family="text">
      <style:text-properties style:font-name="Liberation Serif" officeooo:rsid="000c7be7"/>
    </style:style>
    <style:style style:name="T7" style:family="text">
      <style:text-properties officeooo:rsid="00135f7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bion University is a large university which has two campuses situated 20 miles apart. The university’s students and staff are distributed in 4 faculties, these includes the faculties of Health and Science, Business, Engineering/Computing and Art/Design. Each member of staff has a PC and student s have access to PCs in the labs.</text:p>
      <text:p text:style-name="P1"/>
      <text:p text:style-name="P2">Requirements :</text:p>
      <text:p text:style-name="P2"/>
      <text:p text:style-name="P8">a. Create a network topology with the main components to support the followings :</text:p>
      <text:p text:style-name="P8"><text:tab/></text:p>
      <text:p text:style-name="P8"><text:tab/>1. Main Campus</text:p>
      <text:p text:style-name="P8"/>
      <text:list xml:id="list2280463865" text:style-name="L1">
        <text:list-item>
          <text:p text:style-name="P14">Building A : <text:span text:style-name="T1">Administrative staff in the departments of Management, HR and Finance. The admin staff PCs are distributed in the building offices and it is expected that they will share some networking equipment (Hint: use of VLANs is exptected here). The Faculty of Business is also situated in this building.</text:span></text:p>
        </text:list-item>
        <text:list-item>
          <text:p text:style-name="P14">Building B :<text:span text:style-name="T1"> Faculty of Engineering and Computing and Faculty of Art and Design</text:span></text:p>
        </text:list-item>
        <text:list-item>
          <text:p text:style-name="P14">Building C : <text:span text:style-name="T1">Students’ labs and IT department. The IT department hosts the university web server and other servers.</text:span></text:p>
        </text:list-item>
        <text:list-item>
          <text:p text:style-name="P15">There is also an email server hosted externally on the cloud.</text:p>
        </text:list-item>
      </text:list>
      <text:p text:style-name="P8"/>
      <text:p text:style-name="P8"><text:tab/>2.Smaller Campus</text:p>
      <text:p text:style-name="P8"/>
      <text:list xml:id="list2651061702" text:style-name="L2">
        <text:list-item>
          <text:p text:style-name="P17">Faculty of Health and Science (Staff and students’ labs are situated in separate floors)</text:p>
        </text:list-item>
      </text:list>
      <text:p text:style-name="P8"/>
      <text:p text:style-name="P8">b. You will be expected to configure the core devices and few devices to provide end-to-end <text:s text:c="5"/>connectivity and access to the internal servers and external server.</text:p>
      <text:p text:style-name="P8"/>
      <text:list xml:id="list2816933577" text:style-name="L3">
        <text:list-item>
          <text:p text:style-name="P18">Each department/Faculty is expected to be on its own separate IP network.</text:p>
        </text:list-item>
        <text:list-item>
          <text:p text:style-name="P18">The switches should be configured with appropriate VLANs and security settings.</text:p>
        </text:list-item>
        <text:list-item>
          <text:p text:style-name="P18">RIPv2 will be used to provide routing for the routers in the internal network and static routing for the external server.</text:p>
        </text:list-item>
        <text:list-item>
          <text:p text:style-name="P18">The devices in building A will be expected to acquire dynamic IP address from a router-based DHCP server.</text:p>
        </text:list-item>
      </text:list>
      <text:p text:style-name="P8"/>
      <text:p text:style-name="P9">TASKS</text:p>
      <text:p text:style-name="P19"/>
      <text:p text:style-name="P3"><text:tab/>Task 1 : <text:span text:style-name="T1">Your task is to plan, design and prototype the network topology for Albion University’s <text:tab/>network using Cisco Packet Tracer.</text:span></text:p>
      <text:p text:style-name="P19"/>
      <text:p text:style-name="P3"><text:tab/>Task 2 : <text:span text:style-name="T1">Configure in Packet Tracer the network with appropriate settings to achieve the c<text:tab/>onnectivity and functionalities specified in the requirements.</text:span></text:p>
      <text:p text:style-name="P19"/>
      <text:p text:style-name="P3"><text:tab/>Task 3 : <text:span text:style-name="T1">Produce a report (max 1500 words) including evaluation your proposed network <text:tab/>design and critical appraisal on your work. Your evaluation should include performance, <text:tab/>scalability, reliability and security of your proposed network.</text:span></text:p>
      <text:p text:style-name="P19"/>
      <text:p text:style-name="P19"/>
      <text:p text:style-name="P19"/>
      <text:p text:style-name="P19"/>
      <text:p text:style-name="P20"><text:soft-page-break/>First basic network topology is designed.</text:p>
      <text:p text:style-name="P20"/>
      <text:p text:style-name="P28">Architecture :</text:p>
      <text:p text:style-name="P28"><text:tab/>Core Layer<text:tab/><text:tab/>: Routers</text:p>
      <text:p text:style-name="P28"><text:tab/>Distribution Layer<text:tab/>: L3 Switches</text:p>
      <text:p text:style-name="P28"><text:tab/>Access Layer<text:tab/><text:tab/>: L2 Switches</text:p>
      <text:p text:style-name="P20"/>
      <text:p text:style-name="P4"><text:span text:style-name="T1">Routers are going to connect using </text:span><text:span text:style-name="T5">S</text:span>erial DCE cable<text:span text:style-name="T1">. For that have to </text:span><text:span text:style-name="T2">configure</text:span><text:span text:style-name="T5"> HWIC-2T module</text:span><text:span text:style-name="T2"> manually. </text:span></text:p>
      <text:p text:style-name="P21"/>
      <text:p text:style-name="P6"><text:span text:style-name="T5">S</text:span>erial DCE connections : </text:p>
      <text:p text:style-name="P21"/>
      <text:p text:style-name="P5"><text:span text:style-name="T2">C</text:span><text:span text:style-name="T1">LOUD <text:s text:c="33"/></text:span>Se0/0/0 <text:span text:style-name="T1"><text:s/>----------------------- </text:span><text:span text:style-name="T6">©</text:span><text:span text:style-name="T1"> </text:span>Se0/0/0 <text:s/><text:span text:style-name="T1">MAIN-CAMPUS-ROUTER</text:span></text:p>
      <text:p text:style-name="P5"><text:span text:style-name="T1">MAIN-CAMPUS-ROUTER <text:s/></text:span>Se0/0/1 <text:span text:style-name="T6">©</text:span> ---------------------- Se0/0/0 <text:s text:c="4"/><text:span text:style-name="T1">BRANCH-CAMPUS-ROUTER</text:span></text:p>
      <text:p text:style-name="P22"/>
      <text:p text:style-name="P10">MAIN-CAMPUS-L3-SWITCH</text:p>
      <text:p text:style-name="P22"/>
      <table:table table:name="Table1" table:style-name="Table1">
        <table:table-column table:style-name="Table1.A"/>
        <table:table-column table:style-name="Table1.B"/>
        <table:table-row>
          <table:table-cell table:style-name="Table1.A1" office:value-type="string">
            <text:p text:style-name="P12">Interface</text:p>
          </table:table-cell>
          <table:table-cell table:style-name="Table1.B1" office:value-type="string">
            <text:p text:style-name="P12">Connected Device</text:p>
          </table:table-cell>
        </table:table-row>
        <table:table-row>
          <table:table-cell table:style-name="Table1.A2" office:value-type="string">
            <text:p text:style-name="Table_20_Contents"><text:s text:c="4"/>Gig1/0/1</text:p>
          </table:table-cell>
          <table:table-cell table:style-name="Table1.B2" office:value-type="string">
            <text:p text:style-name="Table_20_Contents"><text:s text:c="4"/>Gig0/0 <text:s text:c="3"/>MAIN-CAMPUS-ROUTER</text:p>
          </table:table-cell>
        </table:table-row>
        <table:table-row>
          <table:table-cell table:style-name="Table1.A2" office:value-type="string">
            <text:p text:style-name="P13"><text:s text:c="4"/>Gig1/0/2</text:p>
          </table:table-cell>
          <table:table-cell table:style-name="Table1.B2" office:value-type="string">
            <text:p text:style-name="Table_20_Contents"><text:s text:c="4"/>Fa0/1 <text:s text:c="5"/>ADMIN-SW <text:s text:c="16"/><text:span text:style-name="T7">VLAN 10</text:span></text:p>
          </table:table-cell>
        </table:table-row>
        <table:table-row>
          <table:table-cell table:style-name="Table1.A2" office:value-type="string">
            <text:p text:style-name="P13"><text:s text:c="4"/>Gig1/0/3</text:p>
          </table:table-cell>
          <table:table-cell table:style-name="Table1.B2" office:value-type="string">
            <text:p text:style-name="P13"><text:s text:c="4"/>Fa0/1 <text:s text:c="5"/>HR-SW <text:s text:c="24"/><text:span text:style-name="T7">VALN 20</text:span></text:p>
          </table:table-cell>
        </table:table-row>
        <table:table-row>
          <table:table-cell table:style-name="Table1.A2" office:value-type="string">
            <text:p text:style-name="P13"><text:s text:c="4"/>Gig1/0/4</text:p>
          </table:table-cell>
          <table:table-cell table:style-name="Table1.B2" office:value-type="string">
            <text:p text:style-name="P13"><text:s text:c="4"/>Fa0/1 <text:s text:c="5"/>FINANCE-SW <text:s text:c="12"/><text:span text:style-name="T7">VLAN 30</text:span></text:p>
          </table:table-cell>
        </table:table-row>
        <table:table-row>
          <table:table-cell table:style-name="Table1.A2" office:value-type="string">
            <text:p text:style-name="P13"><text:s text:c="4"/>Gig1/0/5</text:p>
          </table:table-cell>
          <table:table-cell table:style-name="Table1.B2" office:value-type="string">
            <text:p text:style-name="P13"><text:s text:c="4"/>Fa0/1 <text:s text:c="5"/>BUSINESS-SW <text:s text:c="10"/><text:span text:style-name="T7">VLAN 40</text:span></text:p>
          </table:table-cell>
        </table:table-row>
        <table:table-row>
          <table:table-cell table:style-name="Table1.A2" office:value-type="string">
            <text:p text:style-name="P13"><text:s text:c="4"/>Gig1/0/6</text:p>
          </table:table-cell>
          <table:table-cell table:style-name="Table1.B2" office:value-type="string">
            <text:p text:style-name="P13"><text:s text:c="4"/>Fa0/1 <text:s text:c="5"/>E&amp;C-SW <text:s text:c="21"/><text:span text:style-name="T7">VLAN 50</text:span></text:p>
          </table:table-cell>
        </table:table-row>
        <table:table-row>
          <table:table-cell table:style-name="Table1.A2" office:value-type="string">
            <text:p text:style-name="P13"><text:s text:c="4"/>Gig1/0/7</text:p>
          </table:table-cell>
          <table:table-cell table:style-name="Table1.B2" office:value-type="string">
            <text:p text:style-name="P13"><text:s text:c="4"/>Fa0/1 <text:s text:c="5"/>A&amp;D-SW <text:s text:c="21"/><text:span text:style-name="T7">VLAN 60</text:span></text:p>
          </table:table-cell>
        </table:table-row>
        <table:table-row>
          <table:table-cell table:style-name="Table1.A2" office:value-type="string">
            <text:p text:style-name="P13"><text:s text:c="4"/>Gig1/0/8</text:p>
          </table:table-cell>
          <table:table-cell table:style-name="Table1.B2" office:value-type="string">
            <text:p text:style-name="P13"><text:s text:c="4"/>Fa0/1 <text:s text:c="5"/>STUDENT-LAB-SW <text:s text:c="2"/><text:span text:style-name="T7">VLAN 70</text:span></text:p>
          </table:table-cell>
        </table:table-row>
        <table:table-row>
          <table:table-cell table:style-name="Table1.A2" office:value-type="string">
            <text:p text:style-name="P13"><text:s text:c="4"/>Gig1/0/9</text:p>
          </table:table-cell>
          <table:table-cell table:style-name="Table1.B2" office:value-type="string">
            <text:p text:style-name="P13"><text:s text:c="4"/>Fa0/1 <text:s text:c="5"/>IT-SW <text:s text:c="26"/><text:span text:style-name="T7">VLAN 80</text:span></text:p>
          </table:table-cell>
        </table:table-row>
        <table:table-row>
          <table:table-cell table:style-name="Table1.A2" office:value-type="string">
            <text:p text:style-name="P13"/>
          </table:table-cell>
          <table:table-cell table:style-name="Table1.B2" office:value-type="string">
            <text:p text:style-name="P13"/>
          </table:table-cell>
        </table:table-row>
      </table:table>
      <text:p text:style-name="P22"/>
      <text:p text:style-name="P23">Enable interfaces in routers.</text:p>
      <text:p text:style-name="P24">Configure Clock Rate of serial DCE cables clock ends.</text:p>
      <text:p text:style-name="P23"/>
      <text:p text:style-name="P7"><text:span text:style-name="T1"><text:tab/></text:span><text:span text:style-name="T3">Password : sande</text:span></text:p>
      <text:p text:style-name="P23"/>
      <text:p text:style-name="P23">By default L3 switches are off. We have to power on them by plugging ac power supply.</text:p>
      <text:p text:style-name="P23"/>
      <text:p text:style-name="P25">Configure VLANs in layer 2 switches.</text:p>
      <text:p text:style-name="P25"/>
      <text:p text:style-name="P25"><text:tab/>Password : sande</text:p>
      <text:p text:style-name="P26"/>
      <text:p text:style-name="P26">Example for configuring VLANs and necessary things in layer 2 switches.</text:p>
      <text:p text:style-name="P26"/>
      <text:p text:style-name="P11"><text:span text:style-name="T4"><text:tab/></text:span><text:span text:style-name="T1">Switch&gt;enable</text:span></text:p>
      <text:p text:style-name="P11"><text:span text:style-name="T4"><text:tab/></text:span><text:span text:style-name="T1">Switch#conf t</text:span></text:p>
      <text:p text:style-name="P11"><text:soft-page-break/><text:span text:style-name="T4"><text:tab/></text:span><text:span text:style-name="T1">Switch(config)#hostname IT-SW</text:span></text:p>
      <text:p text:style-name="P11"><text:span text:style-name="T4"><text:tab/></text:span><text:span text:style-name="T1">IT-SW(config)#enable password sande</text:span></text:p>
      <text:p text:style-name="P11"><text:span text:style-name="T4"><text:tab/></text:span><text:span text:style-name="T1">IT-SW(config)#service password-encryption</text:span></text:p>
      <text:p text:style-name="P11"><text:span text:style-name="T4"><text:tab/></text:span><text:span text:style-name="T1">IT-SW(config)#line console 0</text:span></text:p>
      <text:p text:style-name="P11"><text:span text:style-name="T4"><text:tab/></text:span><text:span text:style-name="T1">IT-SW(config-line)#login</text:span></text:p>
      <text:p text:style-name="P11"><text:span text:style-name="T4"><text:tab/></text:span><text:span text:style-name="T1">IT-SW(config-line)#password sande</text:span></text:p>
      <text:p text:style-name="P11"><text:span text:style-name="T4"><text:tab/></text:span><text:span text:style-name="T1">IT-SW(config)#banner motd $ THIS IS IT DEPARTMENT SWITCH $</text:span></text:p>
      <text:p text:style-name="P11"><text:span text:style-name="T4"><text:tab/></text:span><text:span text:style-name="T1">IT-SW(config)#interface range fa0/1-24</text:span></text:p>
      <text:p text:style-name="P11"><text:span text:style-name="T4"><text:tab/></text:span><text:span text:style-name="T1">IT-SW(config-if-range)#switchport mode access</text:span></text:p>
      <text:p text:style-name="P11"><text:span text:style-name="T4"><text:tab/></text:span><text:span text:style-name="T1">IT-SW(config-if-range)#switchport access vlan 80</text:span></text:p>
      <text:p text:style-name="P11"><text:span text:style-name="T4"><text:tab/></text:span><text:span text:style-name="T1">IT-SW(config)#do wr</text:span></text:p>
      <text:p text:style-name="P26"/>
      <text:p text:style-name="P27">Configure layer 3 switch. Assign VLANs to corresponding interfaces in layer 3 switch.</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6T15:34:58.604647912</meta:creation-date>
    <meta:generator>LibreOffice/7.3.7.2$Linux_X86_64 LibreOffice_project/30$Build-2</meta:generator>
    <dc:date>2024-04-07T02:22:25.122953584</dc:date>
    <meta:editing-duration>PT9H24M19S</meta:editing-duration>
    <meta:editing-cycles>14</meta:editing-cycles>
    <meta:document-statistic meta:table-count="1" meta:image-count="0" meta:object-count="0" meta:page-count="3" meta:paragraph-count="71" meta:word-count="565" meta:character-count="4045" meta:non-whitespace-character-count="3236"/>
  </office:meta>
</office:document-meta>
</file>